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2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6" style:family="paragraph" style:parent-style-name="Standard"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T1" style:family="text">
      <style:text-properties fo:color="#808080" loext:opacity="100%" style:font-name="Times New Roman" fo:language="pl" fo:country="PL"/>
    </style:style>
    <style:style style:name="T2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style style:name="T3" style:family="text">
      <style:text-properties fo:color="#808080" loext:opacity="100%" style:font-name="Times New Roman" fo:font-size="11pt" fo:language="pl" fo:country="PL" style:font-size-asian="11pt" style:font-size-complex="11pt"/>
    </style:style>
    <style:style style:name="T4" style:family="text">
      <style:text-properties fo:language="pl" fo:country="PL"/>
    </style:style>
    <style:style style:name="T5" style:family="text">
      <style:text-properties fo:color="#525252" loext:opacity="100%" style:font-name="Times New Roman" fo:language="pl" fo:country="PL" fo:font-weight="bold" style:font-weight-asian="bold"/>
    </style:style>
    <style:style style:name="T6" style:family="text">
      <style:text-properties fo:color="#525252" loext:opacity="100%" style:font-name="Times New Roman" fo:language="pl" fo:country="PL" style:font-weight-complex="bold"/>
    </style:style>
    <style:style style:name="T7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1pt" fo:language="pl" fo:country="PL" style:font-size-asian="11pt"/>
    </style:style>
    <style:style style:name="T10" style:family="text">
      <style:text-properties style:font-name="Times New Roman" fo:font-size="11pt" fo:language="pl" fo:country="PL" style:font-size-asian="11pt" style:font-size-complex="11pt"/>
    </style:style>
    <style:style style:name="T11" style:family="text">
      <style:text-properties style:font-name="Times New Roman" fo:font-size="11pt" style:font-size-asian="11pt" style:font-size-complex="11pt"/>
    </style:style>
    <style:style style:name="T12" style:family="text">
      <style:text-properties style:font-name="Times New Roman" fo:language="pl" fo:country="PL"/>
    </style:style>
    <style:style style:name="T13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Times New Roman" fo:language="pl" fo:country="PL" fo:font-weight="bold" style:font-weight-asian="bold" style:font-weight-complex="bold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Symbol" style:font-name-asian="Symbol1" style:font-name-complex="Symbo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office:annotation office:name="__Annotation__4_3509054683" loext:resolved="false"><dc:creator>test</dc:creator><dc:date>2021-03-11T09:13:00</dc:date><meta:creator-initials>t</meta:creator-initials><text:p><text:span text:style-name="T15">[Słownik jest repozytorium wszystkich terminów (składników modeli: wejść, wyjść, obiektów itd.) używanych w projekcie, w szczególności zawiera definicje wszystkich atrybutów użytych w opisach typów obiektów i relacji. Jeżeli uzna się za przydatne, to do budowy słownika można wykorzystać notację BNF.</text:span></text:p><text:p><text:span text:style-name="T15">Elementy składni, które mogą być pomocne (metasymbole): </text:span></text:p><text:p><text:span text:style-name="T15">Symbol</text:span></text:p><text:p><text:span text:style-name="T15">znaczenie</text:span></text:p><text:p><text:span text:style-name="T15">::= lub </text:span><text:span text:style-name="T16"></text:span></text:p><text:p><text:span text:style-name="T15">składa się</text:span></text:p><text:p><text:span text:style-name="T15">+ </text:span></text:p><text:p><text:span text:style-name="T15">(oraz) i</text:span></text:p><text:p><text:span text:style-name="T15">( ) </text:span></text:p><text:p><text:span text:style-name="T15">opcja</text:span></text:p><text:p><text:span text:style-name="T15">{ } </text:span></text:p><text:p><text:span text:style-name="T15">iteracja</text:span></text:p><text:p><text:span text:style-name="T15">[ ] </text:span></text:p><text:p><text:span text:style-name="T15">wybranie jednej z wielu możliwości</text:span></text:p><text:p><text:span text:style-name="T15">| </text:span></text:p><text:p><text:span text:style-name="T15">separator alternatyw w formule [ ]</text:span></text:p><text:p><text:span text:style-name="T15">* * </text:span></text:p><text:p><text:span text:style-name="T15">początek/koniec komentarza</text:span></text:p><text:p><text:span text:style-name="T15">@ </text:span></text:p><text:p><text:span text:style-name="T15">identyfikator (pole kluczowe)</text:span></text:p><text:p/><text:p><text:span text:style-name="T15">Przykład: </text:span><text:span text:style-name="T15"><text:tab/></text:span></text:p><text:p><text:span text:style-name="T15">Wyniki = (x1 + x2) | (z1+z2) </text:span><text:span text:style-name="T15"><text:tab/></text:span></text:p><text:p><text:span text:style-name="T1">Dane = a+b+c</text:span><text:span text:style-name="T1"><text:tab/></text:span></text:p><text:p/></office:annotation><office:annotation-end office:name="__Annotation__4_3509054683"/></text:p>
      <text:p text:style-name="Standard"><text:span text:style-name="T4">DXHCET – hurtowania zajmująca się produkcją opakowań ekologicznych na kosmetyki.</text:span></text:p>
      <text:p text:style-name="P4"/>
      <text:p text:style-name="Standard"><text:span text:style-name="T4">Prezes – przewodniczący zarządu, główna osoba decyzyjna po stronie hurtowni.</text:span></text:p>
      <text:p text:style-name="P4"/>
      <text:p text:style-name="Standard"><text:span text:style-name="T4">Jan Fasola – prezes zarządu firmy DXHCET</text:span></text:p>
      <text:p text:style-name="P4"/>
      <text:p text:style-name="Standard"><text:span text:style-name="T4">LAN (ang. Local area network) – lokalna sieć komputerowa łącząca komputery I urządzenia sieciowe na określonym obszarze.</text:span></text:p>
      <text:p text:style-name="P4"/>
      <text:p text:style-name="Standard"><text:span text:style-name="T4">Wi-Fi – potoczna nazwa bezprzewodowej sieci komputerowej.</text:span></text:p>
      <text:p text:style-name="P4"/>
      <text:p text:style-name="Standard"><text:span text:style-name="T4">Router – urządzenie służące do łączenia różnych sieci komputerowych.</text:span></text:p>
      <text:p text:style-name="P4"/>
      <text:p text:style-name="Standard"><text:span text:style-name="T4">Sieć komputerowa – komputery I urządzenia sieciowe połączone ze sobą w sposób umożliwiający przekazywanie informacji I komunikację między nimi.</text:span></text:p>
      <text:p text:style-name="P4"/>
      <text:p text:style-name="Standard"><text:span text:style-name="T4">Metodologia spiralna – jedna z metod projektowania oprogramowania.</text:span></text:p>
      <text:p text:style-name="P4"/>
      <text:p text:style-name="Standard"><text:span text:style-name="T4">Freelancer – osoba realizująca projekty na zlecenie, zazwyczaj nie zatrudniona w konkretnej firmie.</text:span></text:p>
      <text:p text:style-name="P4"/>
      <text:p text:style-name="Standard"><text:bookmark text:name="_GoBack"/><text:span text:style-name="T4">Outsourcing – oddelegowanie części zadań do podmiotów zewnętrznych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Tekst_20_dymka_20_Znak" style:display-name="Tekst dymka Znak" style:family="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>
      <style:text-properties style:font-name="PL Bangkok" fo:font-family="'PL Bangkok'" style:font-family-generic="roman" style:font-pitch="variable" fo:language="en" fo:country="GB"/>
    </style:style>
    <style:style style:name="Temat_20_komentarza_20_Znak" style:display-name="Temat komentarza Znak" style:family="text">
      <style:text-properties style:font-name="PL Bangkok" fo:font-family="'PL Bangkok'" style:font-family-generic="roman" style:font-pitch="variable" fo:language="en" fo:country="GB"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68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MP5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M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style style:name="MT8" style:family="text">
      <style:text-properties style:font-name="Times New Roman" fo:language="pl" fo:country="PL" fo:font-weight="bold" style:font-weight-asian="bold" style:font-weight-complex="bold"/>
    </style:style>
    <style:style style:name="MT9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4"><text:s/>Dokument: <text:s/></text:span><text:span text:style-name="MT5">PS_03</text:span><text:span text:style-name="MT4"> Słownik terminów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4"><text:s/>Zespół/Autor: </text:span><text:span text:style-name="MT8">Wojciech Złomek</text:span><text:span text:style-name="MT4">, Patryk Kaniewski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4"><text:s/></text:span><text:span text:style-name="MT6">Zatwierdził: </text:span><text:span text:style-name="MT7">[</text:span><text:span text:style-name="MT9">imię i nazwisko</text:span><text:span text:style-name="MT7">]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4"><text:s/>Wersja dokumentu: 1.0</text:p>
            </table:table-cell>
            <table:table-cell table:style-name="Table1.A1" office:value-type="string">
              <text:p text:style-name="MP5"><text:s/>Data: 2021/03</text:p>
            </table:table-cell>
            <table:table-cell table:style-name="Table1.A1" table:number-columns-spanned="2" office:value-type="string">
              <text:p text:style-name="MP4"><text:s/>Status: roboczy</text:p>
            </table:table-cell>
            <table:covered-table-cell/>
            <table:table-cell table:style-name="Table1.A1" office:value-type="string">
              <text:p text:style-name="MP6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test</dc:creator>
    <meta:editing-cycles>6</meta:editing-cycles>
    <meta:print-date>2007-01-15T02:16:00</meta:print-date>
    <meta:creation-date>2021-02-19T14:34:00</meta:creation-date>
    <dc:date>2021-03-11T08:21:00</dc:date>
    <meta:editing-duration>PT4H8M</meta:editing-duration>
    <meta:generator>LibreOffice/7.1.1.2$Linux_X86_64 LibreOffice_project/10$Build-2</meta:generator>
    <meta:document-statistic meta:table-count="1" meta:image-count="0" meta:object-count="0" meta:page-count="1" meta:paragraph-count="21" meta:word-count="132" meta:character-count="1095" meta:non-whitespace-character-count="960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.dotm" xlink:href=""/>
  </office:meta>
</office:document-meta>
</file>